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" svg:font-family="La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de" fo:country="DE"/>
    </style:style>
    <style:style style:name="P2" style:family="paragraph" style:parent-style-name="Footnote">
      <style:text-properties fo:language="de" fo:country="DE"/>
    </style:style>
    <style:style style:name="P3" style:family="paragraph" style:parent-style-name="Title">
      <style:paragraph-properties fo:line-height="100%" style:writing-mode="page"/>
      <style:text-properties style:font-name="Lato" fo:language="de" fo:country="DE" officeooo:rsid="0009c5f5" officeooo:paragraph-rsid="0009c5f5"/>
    </style:style>
    <style:style style:name="P4" style:family="paragraph" style:parent-style-name="Subtitle">
      <style:paragraph-properties fo:line-height="100%" fo:text-align="center" style:justify-single-word="false" style:writing-mode="page"/>
      <style:text-properties style:font-name="Lato" fo:language="de" fo:country="DE" officeooo:rsid="0009c5f5" officeooo:paragraph-rsid="0009c5f5"/>
    </style:style>
    <style:style style:name="P5" style:family="paragraph" style:parent-style-name="Text_20_body">
      <style:paragraph-properties fo:line-height="115%" style:writing-mode="page"/>
      <style:text-properties style:font-name="Lato" fo:font-size="12pt" fo:language="de" fo:country="DE" officeooo:rsid="000d612a" officeooo:paragraph-rsid="000d612a" style:font-size-asian="12pt" style:font-size-complex="12pt"/>
    </style:style>
    <style:style style:name="P6" style:family="paragraph" style:parent-style-name="Text_20_body">
      <style:paragraph-properties fo:line-height="115%" style:writing-mode="page"/>
      <style:text-properties style:font-name="Lato" fo:font-size="12pt" fo:language="de" fo:country="DE" style:font-size-asian="12pt" style:font-size-complex="12pt"/>
    </style:style>
    <style:style style:name="P7" style:family="paragraph" style:parent-style-name="Text_20_body">
      <style:paragraph-properties fo:line-height="115%" style:writing-mode="page"/>
      <style:text-properties style:font-name="Lato" fo:font-size="12pt" fo:language="de" fo:country="DE" officeooo:paragraph-rsid="000e7f2d" style:font-size-asian="12pt" style:font-size-complex="12pt"/>
    </style:style>
    <style:style style:name="P8" style:family="paragraph" style:parent-style-name="Text_20_body">
      <style:paragraph-properties fo:line-height="115%" style:writing-mode="page"/>
      <style:text-properties style:font-name="Lato" fo:font-size="12pt" fo:language="de" fo:country="DE" officeooo:paragraph-rsid="000c6bd4" style:font-size-asian="12pt" style:font-size-complex="12pt"/>
    </style:style>
    <style:style style:name="P9" style:family="paragraph" style:parent-style-name="Text_20_body">
      <style:paragraph-properties fo:line-height="100%" fo:text-align="center" style:justify-single-word="false" style:writing-mode="page"/>
      <style:text-properties style:font-name="Lato" fo:language="de" fo:country="DE" officeooo:rsid="0009c5f5" officeooo:paragraph-rsid="0009c5f5"/>
    </style:style>
    <style:style style:name="P10" style:family="paragraph" style:parent-style-name="Text_20_body">
      <style:paragraph-properties fo:line-height="115%" style:writing-mode="page"/>
    </style:style>
    <style:style style:name="P11" style:family="paragraph" style:parent-style-name="OrgSubtitle">
      <style:paragraph-properties fo:line-height="120%" fo:text-align="center" style:justify-single-word="false" style:writing-mode="page"/>
      <style:text-properties style:font-name="Lato" fo:font-size="12pt" fo:language="de" fo:country="DE" style:font-size-asian="12pt" style:font-size-complex="12pt"/>
    </style:style>
    <style:style style:name="T1" style:family="text">
      <style:text-properties style:font-name="Lato"/>
    </style:style>
    <style:style style:name="T2" style:family="text">
      <style:text-properties style:font-name="Lato" fo:font-size="12pt" fo:language="de" fo:country="DE" style:font-size-asian="12pt" style:font-size-complex="12pt"/>
    </style:style>
    <style:style style:name="T3" style:family="text">
      <style:text-properties style:font-name="Lato" fo:font-size="12pt" fo:language="de" fo:country="DE" officeooo:rsid="000d612a" style:font-size-asian="12pt" style:font-size-complex="12pt"/>
    </style:style>
    <style:style style:name="T4" style:family="text">
      <style:text-properties style:font-name="Lato" fo:font-size="12pt" fo:language="de" fo:country="DE" officeooo:rsid="000e7f2d" style:font-size-asian="12pt" style:font-size-complex="12pt"/>
    </style:style>
    <style:style style:name="T5" style:family="text">
      <style:text-properties style:font-name="Lato" fo:font-size="12pt" fo:language="de" fo:country="DE" officeooo:rsid="00125f6c" style:font-size-asian="12pt" style:font-size-complex="12pt"/>
    </style:style>
    <style:style style:name="T6" style:family="text">
      <style:text-properties style:font-name="Lato" fo:language="de" fo:country="DE"/>
    </style:style>
    <style:style style:name="T7" style:family="text">
      <style:text-properties officeooo:rsid="000c1516"/>
    </style:style>
    <style:style style:name="T8" style:family="text">
      <style:text-properties fo:language="de" fo:country="DE"/>
    </style:style>
    <style:style style:name="T9" style:family="text">
      <style:text-properties officeooo:rsid="000e7f2d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3">Beschreibung eines Embed-Tools für externe Inhalte</text:p>
      <text:p text:style-name="P4">Luc Döbereiner</text:p>
      <text:p text:style-name="P9">Juli 2017</text:p>
      <text:p text:style-name="P11"/>
      <text:p text:style-name="P10"><text:span text:style-name="T2">Externe Inhalte, die einen einbettbaren Player zur Verfügung stellen, sollen mithilfe eines eigenen Tools auf RC-Seiten platziert und eingebunden werden können. Das Icon des Tools </text:span><text:span text:style-name="T3">ist</text:span><text:span text:style-name="T2"> </text:span><text:a xlink:type="simple" xlink:href="https://iconmonstr.com/code-2/" text:style-name="Internet_20_link" text:visited-style-name="Visited_20_Internet_20_Link"><text:span text:style-name="T2">https://iconmonstr.com/</text:span></text:a><text:a xlink:type="simple" xlink:href="https://iconmonstr.com/code-2/" text:style-name="Internet_20_link" text:visited-style-name="Visited_20_Internet_20_Link"><text:span text:style-name="T5">code-2</text:span></text:a><text:a xlink:type="simple" xlink:href="https://iconmonstr.com/code-2/" text:style-name="Internet_20_link" text:visited-style-name="Visited_20_Internet_20_Link"><text:span text:style-name="T2">/</text:span></text:a><text:span text:style-name="T2">. </text:span><text:span text:style-name="T4">Der Name ist: „embed tool“.</text:span></text:p>
      <text:p text:style-name="P6"><text:tab/>Die folgenden Anbieter von Inhalten sollen durch ein Pull-Down-Menü auswählbar sein: Youtube<text:note text:id="ftn1" text:note-class="footnote"><text:note-citation>1</text:note-citation><text:note-body><text:p text:style-name="Footnote"><text:a xlink:type="simple" xlink:href="https://developers.google.com/youtube/iframe_api_reference" text:style-name="Internet_20_link" text:visited-style-name="Visited_20_Internet_20_Link"><text:span text:style-name="T6">https://developers.google.com/youtube/iframe_api_reference</text:span></text:a><text:span text:style-name="T8"> </text:span></text:p></text:note-body></text:note>, Soundcloud<text:note text:id="ftn2" text:note-class="footnote"><text:note-citation>2</text:note-citation><text:note-body><text:p text:style-name="Footnote"><text:a xlink:type="simple" xlink:href="https://developers.soundcloud.com/docs/api/html5-widget" text:style-name="Internet_20_link" text:visited-style-name="Visited_20_Internet_20_Link"><text:span text:style-name="T6">https://developers.soundcloud.com/docs/api/html5-widget</text:span></text:a><text:span text:style-name="T6">, </text:span><text:a xlink:type="simple" xlink:href="https://developers.soundcloud.com/blog/html5-widget-api" text:style-name="Internet_20_link" text:visited-style-name="Visited_20_Internet_20_Link"><text:span text:style-name="T6">https://developers.soundcloud.com/blog/html5-widget-api</text:span></text:a><text:span text:style-name="T6"> </text:span></text:p></text:note-body></text:note>, Vimeo<text:note text:id="ftn3" text:note-class="footnote"><text:note-citation>3</text:note-citation><text:note-body><text:p text:style-name="Footnote"><text:a xlink:type="simple" xlink:href="https://developer.vimeo.com/player" text:style-name="Internet_20_link" text:visited-style-name="Visited_20_Internet_20_Link"><text:span text:style-name="T6">https://developer.vimeo.com/player</text:span></text:a><text:span text:style-name="T6">, </text:span><text:a xlink:type="simple" xlink:href="https://github.com/vimeo/player.js" text:style-name="Internet_20_link" text:visited-style-name="Visited_20_Internet_20_Link"><text:span text:style-name="T6">https://github.com/vimeo/player.js</text:span></text:a><text:span text:style-name="T8"> </text:span></text:p></text:note-body></text:note>, Sketchfab<text:note text:id="ftn4" text:note-class="footnote"><text:note-citation>4</text:note-citation><text:note-body><text:p text:style-name="Footnote"><text:a xlink:type="simple" xlink:href="https://sketchfab.com/developers/viewer" text:style-name="Internet_20_link" text:visited-style-name="Visited_20_Internet_20_Link"><text:span text:style-name="T6">https://sketchfab.com/developers/viewer</text:span></text:a><text:span text:style-name="T8"> </text:span></text:p></text:note-body></text:note> und Madek<text:note text:id="ftn5" text:note-class="footnote"><text:note-citation>5</text:note-citation><text:note-body><text:p text:style-name="P2"><text:span text:style-name="T1">Details werden nachgereicht.</text:span> </text:p></text:note-body></text:note>. Diese Anbieter stellen iframe-APIs zur Verfügung stellen, die eine genaue Steuerung der Player-Größe und des Abspielens der Inhalte ermöglicht. <text:span text:style-name="T7">Nutzer können hier für Youtube, Soundloud, Vimeo und Sketchfab direkt URLs der Elementen eintragen (oder den embed-Link), die sie integrieren möchten.</text:span></text:p>
      <text:p text:style-name="P7"><text:tab/>Für diese Anbieter können neben den für alle Tools möglichen Einstellungen noch folgende spezifische Einstellung gemacht werden: Breite, Höhe. Für die Anbieter Youtube, Soundcloud und Vimeo können außerdem die Einstellung Loop, Autoplay, Stop other Players gemacht werden und sie können im Plan-Tool verwendet werden. <text:span text:style-name="T9">Der Nutzer kann außerdem ein Bild hochladen, das angezeigt wird, sollte der externe Inhalt gelöscht wordeb oder nicht mehr verfügbar sein. </text:span></text:p>
      <text:p text:style-name="P8"><text:tab/>Das erwähnte Pull-Down-Menü soll zuletzt einen Eintrag "other" enthalten, der die Erstellung beliebiger iframe-Player anderer Anbieter ermöglichen soll. Diese können nicht mit dem Play-Tool verwendet werden. <text:span text:style-name="T7">Hier müssen Nutzer direkt den entsprechenden iframe-Code eintragen (nicht einfach URLs der Elementen). </text:span></text:p>
      <text:p text:style-name="P6"><text:tab/>Der Object-Viewer wird aus dem Tool-Menü (und der Erstellung von Works) gelöscht. Bestehende Object-Tools sollen noch unterstützt werden, es sollen aber keine neuen Instanzen mehr erstellt werden können. </text:p>
      <text:p text:style-name="P5"><text:tab/>Da nicht alle Portale Expositions mit externen Inhalten zur Publikation akzeptieren, wird eine Portal-Einstellung hinzugefügt („accept submission of expositions with embedded external content“). Akzeptiert ein Portal keine externen Inhalte so wird ein Nutzer, der eine Exposition bei diesem Portal <text:span text:style-name="T9">einreicht informiert: „Your exposition cannot be submitted to this portal because it contains embedded external content. The portal &lt;portal name&gt; does not accept submissions with external embedded content. Please remove all embed tools and upload your content to the RC using the other tools.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" svg:font-family="La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de" fo:country="D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Döbereiner</meta:initial-creator>
    <dc:date>2017-07-10T15:49:37.698867027</dc:date>
    <meta:creation-date>2017-07-08T10:21:48</meta:creation-date>
    <meta:generator>LibreOffice/5.2.7.2$Linux_X86_64 LibreOffice_project/20m0$Build-2</meta:generator>
    <meta:keyword>nil</meta:keyword>
    <dc:subject>nil</dc:subject>
    <dc:title>Beschreibung eines Embed-Tools für externe Inhalte</dc:title>
    <meta:editing-duration>PT18M41S</meta:editing-duration>
    <meta:editing-cycles>8</meta:editing-cycles>
    <meta:document-statistic meta:table-count="0" meta:image-count="0" meta:object-count="0" meta:page-count="1" meta:paragraph-count="18" meta:word-count="327" meta:character-count="2633" meta:non-whitespace-character-count="2311"/>
  </office:meta>
</office:document-meta>
</file>